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149" officeooo:paragraph-rsid="0005b149"/>
    </style:style>
    <style:style style:name="P2" style:family="paragraph" style:parent-style-name="Standard">
      <style:text-properties officeooo:rsid="0007177b" officeooo:paragraph-rsid="0007177b"/>
    </style:style>
    <style:style style:name="P3" style:family="paragraph" style:parent-style-name="Standard">
      <style:text-properties officeooo:paragraph-rsid="00118911"/>
    </style:style>
    <style:style style:name="P4" style:family="paragraph" style:parent-style-name="Standard">
      <style:text-properties officeooo:rsid="00118911" officeooo:paragraph-rsid="000909fa"/>
    </style:style>
    <style:style style:name="P5" style:family="paragraph" style:parent-style-name="Standard">
      <style:text-properties officeooo:rsid="0007177b" officeooo:paragraph-rsid="0005b149"/>
    </style:style>
    <style:style style:name="P6" style:family="paragraph" style:parent-style-name="Standard">
      <style:text-properties officeooo:rsid="0007177b" officeooo:paragraph-rsid="0013856a"/>
    </style:style>
    <style:style style:name="P7" style:family="paragraph" style:parent-style-name="Standard">
      <style:text-properties officeooo:rsid="000909fa" officeooo:paragraph-rsid="000909fa"/>
    </style:style>
    <style:style style:name="P8" style:family="paragraph" style:parent-style-name="Standard">
      <style:text-properties officeooo:rsid="0013856a" officeooo:paragraph-rsid="0013856a"/>
    </style:style>
    <style:style style:name="P9" style:family="paragraph" style:parent-style-name="Standard">
      <style:text-properties officeooo:paragraph-rsid="00118911"/>
    </style:style>
    <style:style style:name="T1" style:family="text">
      <style:text-properties officeooo:rsid="0007177b"/>
    </style:style>
    <style:style style:name="T2" style:family="text">
      <style:text-properties officeooo:rsid="000db277"/>
    </style:style>
    <style:style style:name="T3" style:family="text">
      <style:text-properties officeooo:rsid="00118911"/>
    </style:style>
    <style:style style:name="T4" style:family="text">
      <style:text-properties officeooo:rsid="001385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aries and framework used in project:</text:p>
      <text:p text:style-name="P1"/>
      <text:p text:style-name="P1">A) Face Detection <text:span text:style-name="T2">(d</text:span>etecting face locations<text:span text:style-name="T2">):</text:span></text:p>
      <text:p text:style-name="P1">1) Opencv:</text:p>
      <text:p text:style-name="P1"><text:tab/>i) <text:s/>cv2.dnn.readNetFromCaffe</text:p>
      <text:p text:style-name="P1"><text:tab/><text:span text:style-name="T1">ii) cv2.dnn.blobFromImage</text:span></text:p>
      <text:p text:style-name="P5"/>
      <text:p text:style-name="P7">B) Face Encoding models for generating face embeddings on detected faces:</text:p>
      <text:p text:style-name="P8">1) <text:span text:style-name="T3">OpenFace via OpenCV:</text:span></text:p>
      <text:p text:style-name="P4"><text:s text:c="12"/>i) OpenFace <text:span text:style-name="T4">model</text:span></text:p>
      <text:p text:style-name="P4"/>
      <text:p text:style-name="P6">2) Sklearn:</text:p>
      <text:p text:style-name="P6"><text:s text:c="12"/>i) LableEncoder</text:p>
      <text:p text:style-name="P6"/>
      <text:p text:style-name="P3"><text:span text:style-name="T3">C) </text:span>Classification algorithms for Face Identification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8:12:33.009961257</meta:creation-date>
    <dc:date>2019-09-01T11:43:07.721005849</dc:date>
    <meta:editing-duration>PT9M40S</meta:editing-duration>
    <meta:editing-cycles>8</meta:editing-cycles>
    <meta:generator>LibreOffice/6.1.2.1$Linux_X86_64 LibreOffice_project/10$Build-1</meta:generator>
    <meta:document-statistic meta:table-count="0" meta:image-count="0" meta:object-count="0" meta:page-count="1" meta:paragraph-count="11" meta:word-count="46" meta:character-count="366" meta:non-whitespace-character-count="304"/>
  </office:meta>
</office:document-meta>
</file>